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2.4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righ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draw:fill="solid" draw:fill-color="#e6e6e6" draw:fill-gradient-name="Gradient_20_3" draw:fill-hatch-name="Red_20_Crossed_20_0_20_Degrees" draw:textarea-horizontal-align="center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gradient" draw:fill-color="#94bd5e" draw:fill-gradient-name="Gradient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Vet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P9" style:family="paragraph">
      <style:paragraph-properties fo:margin-left="0cm" fo:margin-right="0cm" fo:text-indent="0cm"/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Arial" style:font-style-name="Cursief" style:font-family-generic="swiss" style:font-pitch="variable" fo:font-size="10pt" fo:font-style="italic" style:font-size-asian="18pt" style:font-size-complex="18pt"/>
    </style:style>
    <style:style style:name="T1" style:family="text"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T4" style:family="text"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T5" style:family="text"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T6" style:family="text"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T7" style:family="text">
      <style:text-properties fo:font-size="12pt" fo:font-weight="bold" style:font-size-asian="18pt" style:font-size-complex="18pt"/>
    </style:style>
    <style:style style:name="T8" style:family="text">
      <style:text-properties fo:font-family="Arial" style:font-style-name="Cursief" style:font-family-generic="swiss" style:font-pitch="variable" fo:font-size="10pt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11cm" svg:height="0.957cm" svg:x="0.335cm" svg:y="0.094cm">
          <draw:text-box>
            <text:p text:style-name="P1"><text:span text:style-name="T1">BusinessClass </text:span><text:span text:style-name="T2">Person [ ... ]</text:span></text:p>
          </draw:text-box>
        </draw:frame>
        <draw:custom-shape draw:style-name="gr2" draw:text-style-name="P3" draw:layer="layout" svg:width="5.309cm" svg:height="7cm" svg:x="0.736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cm" svg:height="1cm" svg:x="1.045cm" svg:y="2.551cm">
          <text:p text:style-name="P4"><text:span text:style-name="T3">PersonImpl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4cm" svg:height="1cm" svg:x="1.045cm" svg:y="6.051cm">
          <text:p text:style-name="P4"><text:span text:style-name="T3">Person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0.745cm" svg:y1="5.051cm" svg:x2="6.045cm" svg:y2="5.051cm">
          <text:p text:style-name="P1"/>
        </draw:line>
        <draw:custom-shape draw:style-name="gr2" draw:text-style-name="P3" draw:layer="layout" svg:width="9.309cm" svg:height="7cm" svg:x="7.236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id="id1" draw:layer="layout" svg:width="4.5cm" svg:height="1cm" svg:x="7.522cm" svg:y="3.519cm">
          <text:p text:style-name="P4"><text:span text:style-name="T3">PersonDaoImpl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id="id4" draw:layer="layout" svg:width="4.5cm" svg:height="1cm" svg:x="7.545cm" svg:y="6.851cm">
          <text:p text:style-name="P4"><text:span text:style-name="T3">PersonDaoImpl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7.236cm" svg:y1="5.051cm" svg:x2="16.545cm" svg:y2="5.051cm">
          <text:p text:style-name="P1"/>
        </draw:line>
        <draw:frame draw:style-name="gr5" draw:text-style-name="P7" draw:layer="layout" svg:width="2.161cm" svg:height="0.645cm" svg:x="3.884cm" svg:y="1.551cm">
          <draw:text-box>
            <text:p text:style-name="P1"><text:span text:style-name="T4">Generated</text:span></text:p>
          </draw:text-box>
        </draw:frame>
        <draw:frame draw:style-name="gr5" draw:text-style-name="P8" draw:layer="layout" svg:width="3.114cm" svg:height="0.645cm" svg:x="2.931cm" svg:y="7.906cm">
          <draw:text-box>
            <text:p text:style-name="P1"><text:span text:style-name="T5">Extension Points</text:span></text:p>
          </draw:text-box>
        </draw:frame>
        <draw:frame draw:style-name="gr5" draw:text-style-name="P7" draw:layer="layout" svg:width="2.161cm" svg:height="0.645cm" svg:x="14.384cm" svg:y="1.551cm">
          <draw:text-box>
            <text:p text:style-name="P1"><text:span text:style-name="T4">Generated</text:span></text:p>
          </draw:text-box>
        </draw:frame>
        <draw:frame draw:style-name="gr5" draw:text-style-name="P8" draw:layer="layout" svg:width="3.114cm" svg:height="0.645cm" svg:x="13.431cm" svg:y="7.906cm">
          <draw:text-box>
            <text:p text:style-name="P1"><text:span text:style-name="T5">Extension Points</text:span></text:p>
          </draw:text-box>
        </draw:frame>
        <draw:custom-shape draw:style-name="gr3" draw:text-style-name="P5" draw:id="id2" draw:layer="layout" svg:width="4.5cm" svg:height="1cm" svg:x="10.545cm" svg:y="2.051cm">
          <text:p text:style-name="P4"><text:span text:style-name="T3">PersonDao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id="id3" draw:layer="layout" svg:width="4.5cm" svg:height="1cm" svg:x="10.545cm" svg:y="5.551cm">
          <text:p text:style-name="P4"><text:span text:style-name="T3">PersonDao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9" draw:layer="layout" svg:width="0.667cm" svg:height="0.734cm" svg:x="14.378cm" svg:y="1.817cm">
          <draw:text-box>
            <text:p text:style-name="P1"><text:span text:style-name="T6">I</text:span></text:p>
          </draw:text-box>
        </draw:frame>
        <draw:frame draw:style-name="gr5" draw:text-style-name="P9" draw:layer="layout" svg:width="0.667cm" svg:height="0.734cm" svg:x="14.378cm" svg:y="5.551cm">
          <draw:text-box>
            <text:p text:style-name="P1"><text:span text:style-name="T6">I</text:span></text:p>
          </draw:text-box>
        </draw:frame>
        <draw:rect draw:style-name="gr6" draw:text-style-name="P10" draw:layer="layout" svg:width="3cm" svg:height="0.5cm" svg:x="0.745cm" svg:y="1.051cm">
          <text:p text:style-name="P4"><text:span text:style-name="T7">Domain</text:span></text:p>
        </draw:rect>
        <draw:rect draw:style-name="gr6" draw:text-style-name="P10" draw:layer="layout" svg:width="3cm" svg:height="0.5cm" svg:x="7.245cm" svg:y="1.051cm">
          <text:p text:style-name="P4"><text:span text:style-name="T7">Data</text:span></text:p>
        </draw:rect>
        <draw:line draw:style-name="gr7" draw:text-style-name="P11" draw:layer="layout" svg:x1="3.045cm" svg:y1="6.051cm" svg:x2="3.045cm" svg:y2="3.551cm">
          <text:p text:style-name="P4"><text:span text:style-name="T8">extends</text:span></text:p>
        </draw:line>
        <draw:custom-shape draw:style-name="gr3" draw:text-style-name="P5" draw:layer="layout" svg:width="3cm" svg:height="1cm" svg:x="13.345cm" svg:y="3.651cm">
          <text:p text:style-name="P4"><text:span text:style-name="T3">Person.hb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6" draw:layer="layout" svg:x1="9.771cm" svg:y1="3.519cm" svg:x2="10.545cm" svg:y2="2.55cm" draw:start-shape="id1" draw:start-glue-point="4" draw:end-shape="id2" draw:end-glue-point="5" svg:d="m9771 3519v-969h774">
          <text:p text:style-name="P1"/>
        </draw:connector>
        <draw:connector draw:style-name="gr8" draw:text-style-name="P6" draw:layer="layout" svg:x1="12.794cm" svg:y1="5.551cm" svg:x2="12.794cm" svg:y2="3.051cm" draw:start-shape="id3" draw:start-glue-point="4" draw:end-shape="id2" draw:end-glue-point="6" svg:d="m12794 5551v-2500">
          <text:p text:style-name="P1"/>
        </draw:connector>
        <draw:connector draw:style-name="gr8" draw:text-style-name="P6" draw:layer="layout" svg:x1="9.794cm" svg:y1="6.851cm" svg:x2="9.771cm" svg:y2="4.519cm" draw:start-shape="id4" draw:start-glue-point="4" draw:end-shape="id1" draw:end-glue-point="6" svg:d="m9794 6851v-1165h-23v-1167">
          <text:p text:style-name="P1"/>
        </draw:connector>
        <draw:connector draw:style-name="gr8" draw:text-style-name="P6" draw:layer="layout" svg:x1="12.045cm" svg:y1="7.35cm" svg:x2="12.794cm" svg:y2="6.551cm" draw:start-shape="id4" draw:start-glue-point="7" draw:end-shape="id3" draw:end-glue-point="6" svg:d="m12045 7350h749v-799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style-name="Standaard" style:font-family-generic="swiss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1-22T15:20:42</dc:date>
    <meta:editing-cycles>80</meta:editing-cycles>
    <meta:editing-duration>PT22H0M43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